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1.9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29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29cm" fo:min-width="3.31cm"/>
      <style:paragraph-properties style:writing-mode="lr-tb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2.0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0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1" style:family="graphic" style:parent-style-name="standard" style:list-style-name="L1">
      <style:graphic-properties draw:fill="none" draw:textarea-horizontal-align="justify" draw:textarea-vertical-align="middle" draw:auto-grow-height="false" fo:min-height="1.02cm" fo:min-width="7.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PT Sans" fo:font-weight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Sans" fo:font-weight="bold"/>
    </style:style>
    <style:style style:name="P3" style:family="paragraph">
      <style:text-properties style:font-name="PT Sans"/>
    </style:style>
    <style:style style:name="P4" style:family="paragraph">
      <loext:graphic-properties draw:fill="none" draw:fill-color="#ffffff"/>
      <style:text-properties style:font-name="PT Sans"/>
    </style:style>
    <style:style style:name="P5" style:family="paragraph">
      <style:paragraph-properties fo:text-align="center"/>
      <style:text-properties style:font-name="PT Sans" fo:font-weight="bold"/>
    </style:style>
    <style:style style:name="P6" style:family="paragraph">
      <loext:graphic-properties draw:fill="none"/>
      <style:paragraph-properties fo:text-align="center"/>
      <style:text-properties style:font-name="PT Sans" fo:font-weight="bold"/>
    </style:style>
    <style:style style:name="P7" style:family="paragraph">
      <style:paragraph-properties fo:text-align="center"/>
      <style:text-properties style:font-name="PT Sans"/>
    </style:style>
    <style:style style:name="P8" style:family="paragraph">
      <loext:graphic-properties draw:fill="none"/>
      <style:paragraph-properties fo:text-align="center"/>
      <style:text-properties style:font-name="PT Sans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PT Sans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Sans"/>
    </style:style>
    <style:style style:name="P11" style:family="paragraph">
      <loext:graphic-properties draw:fill="solid"/>
      <style:paragraph-properties fo:text-align="center"/>
      <style:text-properties style:font-name="PT Sans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PT Mono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PT Mono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font-name="PT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27cm" svg:x="0.249cm" svg:y="1.856cm">
          <text:p text:style-name="P1">c<text:span text:style-name="T1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267cm" svg:height="1.073cm" svg:x="3.551cm" svg:y="0.14cm">
          <draw:text-box>
            <text:p text:style-name="P3">A combination of choices</text:p>
          </draw:text-box>
        </draw:frame>
        <draw:custom-shape draw:style-name="gr3" draw:text-style-name="P2" xml:id="id4" draw:id="id4" draw:layer="layout" svg:width="2.54cm" svg:height="1.27cm" svg:x="2.789cm" svg:y="1.856cm">
          <text:p text:style-name="P1">c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54cm" svg:height="1.27cm" svg:x="5.329cm" svg:y="1.856cm">
          <text:p text:style-name="P1">c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3.81cm" svg:height="1.27cm" svg:x="7.869cm" svg:y="1.856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2.54cm" svg:height="1.27cm" svg:x="11.679cm" svg:y="1.856cm">
          <text:p text:style-name="P1">c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2.54cm" svg:height="1.27cm" svg:x="0.249cm" svg:y="4.396cm">
          <text:p text:style-name="P7">min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2.54cm" svg:height="1.27cm" svg:x="2.789cm" svg:y="4.396cm">
          <text:p text:style-name="P7">min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5" draw:id="id5" draw:layer="layout" svg:width="2.54cm" svg:height="1.27cm" svg:x="5.329cm" svg:y="4.396cm">
          <text:p text:style-name="P9">min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3.81cm" svg:height="1.27cm" svg:x="7.869cm" svg:y="4.39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2.54cm" svg:height="1.27cm" svg:x="11.679cm" svg:y="4.396cm">
          <text:p text:style-name="P9">min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0.249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2.789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5.329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81cm" svg:height="2.54cm" svg:x="7.869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2.54cm" svg:x="11.679cm" svg:y="5.66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4cm" svg:height="1.27cm" svg:x="0.249cm" svg:y="8.206cm">
          <text:p text:style-name="P9">ma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4cm" svg:height="1.27cm" svg:x="2.789cm" svg:y="8.206cm">
          <text:p text:style-name="P9">ma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4cm" svg:height="1.27cm" svg:x="5.329cm" svg:y="8.206cm">
          <text:p text:style-name="P9">ma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81cm" svg:height="1.27cm" svg:x="7.869cm" svg:y="8.206cm">
          <text:p text:style-name="P7">...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.54cm" svg:height="1.27cm" svg:x="11.679cm" svg:y="8.206cm">
          <text:p text:style-name="P9">max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.519cm" svg:y1="4.396cm" svg:x2="1.519cm" svg:y2="3.126cm" draw:start-shape="id1" draw:start-glue-point="0" draw:end-shape="id2" draw:end-glue-point="2" svg:d="M1519 4396v-1270" svg:viewBox="0 0 1 1271">
          <text:p/>
        </draw:connector>
        <draw:connector draw:style-name="gr17" draw:text-style-name="P11" draw:layer="layout" svg:x1="4.059cm" svg:y1="4.396cm" svg:x2="4.059cm" svg:y2="3.126cm" draw:start-shape="id3" draw:start-glue-point="0" draw:end-shape="id4" draw:end-glue-point="2" svg:d="M4059 4396v-1270" svg:viewBox="0 0 1 1271">
          <text:p/>
        </draw:connector>
        <draw:connector draw:style-name="gr17" draw:text-style-name="P11" draw:layer="layout" svg:x1="6.599cm" svg:y1="4.396cm" svg:x2="6.599cm" svg:y2="3.126cm" draw:start-shape="id5" draw:start-glue-point="0" draw:end-shape="id6" draw:end-glue-point="2" svg:d="M6599 4396v-1270" svg:viewBox="0 0 1 1271">
          <text:p/>
        </draw:connector>
        <draw:connector draw:style-name="gr17" draw:text-style-name="P11" draw:layer="layout" svg:x1="9.774cm" svg:y1="4.396cm" svg:x2="9.774cm" svg:y2="3.126cm" draw:start-shape="id7" draw:start-glue-point="0" draw:end-shape="id8" draw:end-glue-point="2" svg:d="M9774 4396v-1270" svg:viewBox="0 0 1 1271">
          <text:p/>
        </draw:connector>
        <draw:connector draw:style-name="gr17" draw:text-style-name="P11" draw:layer="layout" svg:x1="12.949cm" svg:y1="4.396cm" svg:x2="12.949cm" svg:y2="3.126cm" draw:start-shape="id9" draw:start-glue-point="0" draw:end-shape="id10" draw:end-glue-point="2" svg:d="M12949 4396v-1270" svg:viewBox="0 0 1 1271">
          <text:p/>
        </draw:connector>
        <draw:custom-shape draw:style-name="gr18" draw:text-style-name="P13" draw:layer="layout" svg:width="7.62cm" svg:height="1.27cm" svg:x="16.759cm" svg:y="8.206cm">
          <text:p text:style-name="P1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1" draw:id="id11" draw:layer="layout" svg:width="7.62cm" svg:height="1.27cm" svg:x="16.759cm" svg:y="4.396cm">
          <text:p text:style-name="P12"><text:span text:style-name="T2">0 1 4 2 3 4 5 6 6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7.62cm" svg:height="1.27cm" svg:x="16.759cm" svg:y="5.666cm">
          <text:p text:style-name="P12"><text:span text:style-name="T2">0 1 4 2 3 4 5 6 7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62cm" svg:height="1.27cm" svg:x="16.759cm" svg:y="6.936cm">
          <text:p text:style-name="P12"><text:span text:style-name="T2">0 1 4 2 3 4 5 6 8</text:span>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14.219cm" svg:y1="2.491cm" svg:x2="20.569cm" svg:y2="4.396cm" draw:start-shape="id10" draw:start-glue-point="1" draw:end-shape="id11" draw:end-glue-point="0" svg:d="M14219 2491h6350v1905" svg:viewBox="0 0 6351 1906">
          <text:p/>
        </draw:connector>
        <draw:frame draw:style-name="gr2" draw:text-style-name="P4" draw:layer="layout" svg:width="7.411cm" svg:height="2.717cm" svg:x="16.913cm" svg:y="9.927cm">
          <draw:text-box>
            <text:p text:style-name="P3">A client program receives</text:p>
            <text:p text:style-name="P3">combinations one-by-one</text:p>
            <text:p text:style-name="P3">without storing anything</text:p>
          </draw:text-box>
        </draw:frame>
        <draw:frame draw:style-name="gr22" draw:text-style-name="P4" draw:layer="layout" svg:width="14.667cm" svg:height="1.073cm" svg:x="-0.086cm" svg:y="9.928cm">
          <draw:text-box>
            <text:p text:style-name="P3">Each choice has its own constraints (runtime consts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T Mono" svg:font-family="'P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63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1:01:55.782950274</meta:creation-date>
    <dc:date>2021-05-04T11:02:31.804458570</dc:date>
    <meta:editing-duration>PT36S</meta:editing-duration>
    <meta:editing-cycles>1</meta:editing-cycles>
    <meta:document-statistic meta:object-count="33"/>
    <meta:generator>LibreOffice/6.4.5.2$Linux_X86_64 LibreOffice_project/40$Build-2</meta:generator>
  </office:meta>
</office:document-meta>
</file>